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6.231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5.723cm"/>
    </style:style>
    <style:style style:name="gr3" style:family="graphic" style:parent-style-name="standard">
      <style:graphic-properties draw:textarea-horizontal-align="justify" draw:textarea-vertical-align="middle" draw:auto-grow-height="false" fo:min-height="1.327cm" fo:min-width="7.42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start="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31cm" svg:height="1.524cm" svg:x="4.722cm" svg:y="0.937cm">
          <text:p text:style-name="P1">make_tetra_gri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23cm" svg:height="1.397cm" svg:x="0.864cm" svg:y="4.237cm">
          <text:p text:style-name="P1">make_grid_rec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23cm" svg:height="1.397cm" svg:x="9.364cm" svg:y="4.237cm">
          <text:p text:style-name="P1">make_grid_aligne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223cm" svg:height="1.397cm" svg:x="5.364cm" svg:y="6.537cm">
          <text:p text:style-name="P1">create_point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223cm" svg:height="1.397cm" svg:x="9.525cm" svg:y="13.162cm">
          <text:p text:style-name="P1">calc_mesh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928cm" svg:height="1.577cm" svg:x="2.259cm" svg:y="8.837cm">
          <text:p text:style-name="P1">create_points_2d</text:p>
          <text:p text:style-name="P1">/create_points_2d_vmec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223cm" svg:height="1.397cm" svg:x="5.363cm" svg:y="11.176cm">
          <text:p text:style-name="P1">extrude_points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367cm" svg:y1="2.461cm" svg:x2="6.357cm" svg:y2="4.237cm">
          <text:p/>
        </draw:line>
        <draw:line draw:style-name="gr4" draw:text-style-name="P3" draw:layer="layout" svg:x1="10.106cm" svg:y1="2.461cm" svg:x2="10.113cm" svg:y2="4.237cm">
          <text:p/>
        </draw:line>
        <draw:line draw:style-name="gr4" draw:text-style-name="P3" draw:layer="layout" svg:x1="10.484cm" svg:y1="5.634cm" svg:x2="10.497cm" svg:y2="6.537cm">
          <text:p/>
        </draw:line>
        <draw:line draw:style-name="gr4" draw:text-style-name="P3" draw:layer="layout" svg:x1="10.818cm" svg:y1="7.959cm" svg:x2="10.82cm" svg:y2="11.176cm">
          <text:p/>
        </draw:line>
        <draw:line draw:style-name="gr4" draw:text-style-name="P3" draw:layer="layout" svg:x1="6.928cm" svg:y1="7.934cm" svg:x2="6.928cm" svg:y2="8.837cm">
          <text:p/>
        </draw:line>
        <draw:line draw:style-name="gr4" draw:text-style-name="P3" draw:layer="layout" svg:x1="12.882cm" svg:y1="5.634cm" svg:x2="12.887cm" svg:y2="13.162cm">
          <text:p/>
        </draw:line>
        <draw:custom-shape draw:style-name="gr1" draw:text-style-name="P1" draw:layer="layout" svg:width="6.731cm" svg:height="1.524cm" svg:x="12.922cm" svg:y="0.937cm">
          <text:p text:style-name="P1">tetra_grid_mod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1.453cm" svg:y1="1.7cm" svg:x2="12.922cm" svg:y2="1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000000" draw:marker-start-width="0.279cm" draw:marker-start-center="false" draw:marker-end-width="0.279cm" draw:marker-end-center="false" draw:fill="solid" draw:fill-color="#ffffff" draw:opacity="5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000000" draw:marker-start="Arrow" draw:marker-start-width="0.203cm" draw:marker-end="Arrow" draw:marker-end-width="0.20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381cm" fo:margin-bottom="0.381cm" fo:margin-left="0.381cm" fo:margin-right="0.381cm" fo:page-width="20.32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4T11:03:15.846357504</meta:creation-date>
    <dc:date>2020-03-04T16:37:18.057826864</dc:date>
    <meta:editing-duration>PT5H32M48S</meta:editing-duration>
    <meta:editing-cycles>51</meta:editing-cycles>
    <meta:generator>LibreOffice/6.1.5.2$Linux_X86_64 LibreOffice_project/10$Build-2</meta:generator>
    <meta:document-statistic meta:object-count="15"/>
  </office:meta>
</office:document-meta>
</file>